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NS3 vs UNetLab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22:52:12.333527317</meta:creation-date>
    <dc:date>2016-12-02T22:52:46.401184541</dc:date>
    <meta:editing-duration>PT34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4.3.3.2$Linux_X86_64 LibreOffice_project/430m0$Build-2</meta:generator>
  </office:meta>
</office:document-meta>
</file>